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Ultrafine_20_Dashed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Ultrafine_20_Dashed" draw:fill="solid" draw:fill-color="#99ccff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draw:fill="solid" draw:fill-color="#cccccc" draw:textarea-horizontal-align="center" draw:textarea-vertical-align="middle"/>
    </style:style>
    <style:style style:name="gr11" style:family="graphic" style:parent-style-name="standard">
      <style:graphic-properties draw:stroke="solid" draw:fill="solid" draw:fill-color="#ffcc99" draw:textarea-horizontal-align="center" draw:textarea-vertical-align="middle"/>
    </style:style>
    <style:style style:name="gr12" style:family="graphic" style:parent-style-name="standard">
      <style:graphic-properties draw:stroke="solid" draw:stroke-dash="Ultrafine_20_Dashed" draw:fill="solid" draw:fill-color="#ffcc99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draw:fill="solid" draw:fill-color="#ff9966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dash" draw:stroke-dash="Ultrafine_20_Dashed" draw:fill="solid" draw:fill-color="#ffcc99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margin-left="0cm" fo:margin-right="0cm" fo:text-align="start" text:enable-numbering="true" fo:text-indent="0cm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9pt"/>
    </style:style>
    <style:style style:name="P9" style:family="paragraph">
      <style:paragraph-properties fo:text-align="center"/>
      <style:text-properties fo:font-size="9pt" fo:font-weight="bold"/>
    </style:style>
    <style:style style:name="P10" style:family="paragraph">
      <style:paragraph-properties fo:text-align="start"/>
      <style:text-properties fo:font-size="9pt" fo:font-weight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start" fo:text-indent="0cm"/>
      <style:text-properties fo:font-size="9pt" fo:font-weight="bold"/>
    </style:style>
    <style:style style:name="P13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14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15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16" style:family="paragraph">
      <style:paragraph-properties fo:text-align="center"/>
      <style:text-properties fo:font-size="32pt" fo:font-weight="bold"/>
    </style:style>
    <style:style style:name="P17" style:family="paragraph">
      <style:paragraph-properties fo:margin-left="0cm" fo:margin-right="0cm" fo:text-align="center" fo:text-indent="0cm"/>
      <style:text-properties fo:font-size="6.5pt" fo:font-weight="bold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style:paragraph-properties fo:margin-left="0cm" fo:margin-right="0cm" fo:text-align="start" text:enable-numbering="false" fo:text-indent="0cm"/>
    </style:style>
    <style:style style:name="P20" style:family="paragraph">
      <style:paragraph-properties fo:margin-left="0cm" fo:margin-right="0cm" fo:text-align="start" text:enable-numbering="false" fo:text-indent="0cm"/>
      <style:text-properties fo:font-size="9pt"/>
    </style:style>
    <style:style style:name="T1" style:family="text">
      <style:text-properties fo:font-size="9pt" fo:font-weight="bold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font-size="9pt" fo:font-weight="normal"/>
    </style:style>
    <style:style style:name="T5" style:family="text">
      <style:text-properties fo:font-size="9pt" fo:font-style="italic" fo:font-weight="normal"/>
    </style:style>
    <style:style style:name="T6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fo:font-size="6.5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7.2cm" svg:height="0.7cm" svg:x="16.536cm" svg:y="14.637cm">
          <text:p text:style-name="P1"><text:span text:style-name="T1">Action: </text:span><text:span text:style-name="T2">provide-worksheet-info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draw:id="id1" draw:layer="layout" svg:width="2.4cm" svg:height="2.4cm" svg:x="18.936cm" svg:y="17.637cm">
          <text:p text:style-name="P3"><text:span text:style-name="T3">case = staf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3" draw:layer="layout" svg:width="3.737cm" svg:height="1.899cm" svg:x="25.136cm" svg:y="13.193cm">
          <text:list text:style-name="L1">
            <text:list-item>
              <text:p text:style-name="P1"><text:span text:style-name="T2">Sets the following</text:span></text:p>
            </text:list-item>
          </text:list>
          <text:list text:style-name="L1">
            <text:list-item>
              <text:p text:style-name="P1"><text:span text:style-name="T2">sitemap 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case-view-correction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6" draw:layer="layout" svg:x1="21.336cm" svg:y1="18.836cm" svg:x2="26.875cm" svg:y2="19.519cm" draw:start-shape="id1" draw:start-glue-point="7" draw:end-shape="id2" draw:end-glue-point="0">
          <text:p text:style-name="P7"/>
        </draw:connector>
        <draw:frame draw:style-name="gr5" draw:text-style-name="P8" draw:layer="layout" svg:width="1.002cm" svg:height="0.607cm" svg:x="23.149cm" svg:y="18.212cm">
          <draw:text-box>
            <text:p text:style-name="P7"><text:span text:style-name="T2">yes</text:span></text:p>
          </draw:text-box>
        </draw:frame>
        <draw:connector draw:style-name="gr6" draw:text-style-name="P6" draw:layer="layout" draw:type="line" svg:x1="25.136cm" svg:y1="14.142cm" svg:x2="23.736cm" svg:y2="14.987cm" draw:start-shape="id3" draw:start-glue-point="5" draw:end-shape="id4" draw:end-glue-point="1">
          <text:p text:style-name="P7"/>
        </draw:connector>
        <draw:custom-shape draw:style-name="gr7" draw:text-style-name="P9" draw:id="id5" draw:layer="layout" svg:width="7.2cm" svg:height="0.803cm" svg:x="23.275cm" svg:y="21.004cm">
          <text:p text:style-name="P1"><text:span text:style-name="T1">Transformer: </text:span><text:span text:style-name="T4">xslt </text:span></text:p>
          <text:p text:style-name="P1"><text:span text:style-name="T4">(g_xsl_problem_correction</text:span><text:span text:style-name="T5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6" draw:layer="layout" draw:type="line" svg:x1="26.875cm" svg:y1="21.807cm" svg:x2="26.875cm" svg:y2="22.604cm" draw:start-shape="id5" draw:start-glue-point="2" draw:end-shape="id6" draw:end-glue-point="0">
          <text:p text:style-name="P7"/>
        </draw:connector>
        <draw:custom-shape draw:style-name="gr9" draw:text-style-name="P10" draw:id="id6" draw:layer="layout" svg:width="7.2cm" svg:height="0.7cm" svg:x="23.275cm" svg:y="22.604cm">
          <text:p text:style-name="P1"><text:span text:style-name="T1">Resource: </text:span><text:span text:style-name="T4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11" draw:layer="layout" svg:x1="20.135cm" svg:y1="20.037cm" svg:x2="20.135cm" svg:y2="22.737cm" draw:start-shape="id1" draw:start-glue-point="6" draw:end-shape="id7" draw:end-glue-point="4">
          <text:p text:style-name="P7"/>
        </draw:connector>
        <draw:connector draw:style-name="gr11" draw:text-style-name="P11" draw:layer="layout" svg:x1="18.936cm" svg:y1="23.936cm" svg:x2="13.333cm" svg:y2="24.586cm" draw:start-shape="id7" draw:start-glue-point="5" draw:end-shape="id8" draw:end-glue-point="0">
          <text:p text:style-name="P7"/>
        </draw:connector>
        <draw:frame draw:style-name="gr5" draw:text-style-name="P8" draw:layer="layout" svg:width="0.858cm" svg:height="0.607cm" svg:x="20.453cm" svg:y="21.049cm">
          <draw:text-box>
            <text:p text:style-name="P7"><text:span text:style-name="T2">no</text:span></text:p>
          </draw:text-box>
        </draw:frame>
        <draw:connector draw:style-name="gr12" draw:text-style-name="P11" draw:layer="layout" draw:type="line" svg:x1="26.875cm" svg:y1="20.219cm" svg:x2="26.875cm" svg:y2="21.004cm" draw:start-shape="id2" draw:start-glue-point="2" draw:end-shape="id5" draw:end-glue-point="0">
          <text:p text:style-name="P7"/>
        </draw:connector>
        <draw:custom-shape draw:style-name="gr13" draw:text-style-name="P9" draw:id="id9" draw:layer="layout" svg:width="2.8cm" svg:height="0.7cm" svg:x="25.475cm" svg:y="23.984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1" draw:layer="layout" draw:type="line" svg:x1="26.875cm" svg:y1="23.304cm" svg:x2="26.874cm" svg:y2="23.984cm" draw:start-shape="id6" draw:start-glue-point="2" draw:end-shape="id9" draw:end-glue-point="4">
          <text:p text:style-name="P7"/>
        </draw:connector>
        <draw:custom-shape draw:style-name="gr13" draw:text-style-name="P12" draw:id="id10" draw:layer="layout" svg:width="7.2cm" svg:height="0.781cm" svg:x="16.536cm" svg:y="16.137cm">
          <text:p text:style-name="P1"><text:span text:style-name="T1">Selector: </text:span><text:span text:style-name="T4">simple </text:span></text:p>
          <text:p text:style-name="P1"><text:span text:style-name="T5">(value: case-view-correction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5" draw:text-style-name="P16" draw:layer="layout" svg:width="20.094cm" svg:height="4.095cm" svg:x="10.943cm" svg:y="6.142cm">
          <draw:text-box>
            <text:p text:style-name="P13"><text:span text:style-name="T6">Mumie 2 Sitemap</text:span></text:p>
            <text:p text:style-name="P14"><text:span text:style-name="T7">Context “homework”, Problem Correction</text:span></text:p>
            <text:p text:style-name="P15"><text:span text:style-name="T8">Match:</text:span><text:span text:style-name="T9"> </text:span><text:span text:style-name="T10">protected/homework/problem-correction</text:span></text:p>
          </draw:text-box>
        </draw:frame>
        <draw:custom-shape draw:style-name="gr2" draw:text-style-name="P17" draw:id="id7" draw:layer="layout" svg:width="2.4cm" svg:height="2.4cm" svg:x="18.936cm" svg:y="22.737cm">
          <text:p text:style-name="P3"><text:span text:style-name="T11">case = student-</text:span></text:p>
          <text:p text:style-name="P3"><text:span text:style-name="T11">after-timefra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18" draw:layer="layout" svg:x1="20.135cm" svg:y1="17.637cm" svg:x2="20.136cm" svg:y2="16.918cm" draw:start-shape="id1" draw:start-glue-point="4" draw:end-shape="id10" draw:end-glue-point="2">
          <text:p text:style-name="P7"/>
        </draw:connector>
        <draw:connector draw:style-name="gr16" draw:text-style-name="P18" draw:layer="layout" svg:x1="20.136cm" svg:y1="15.337cm" svg:x2="20.136cm" svg:y2="16.137cm" draw:start-shape="id4" draw:start-glue-point="2" draw:end-shape="id10" draw:end-glue-point="0">
          <text:p text:style-name="P7"/>
        </draw:connector>
        <draw:frame draw:style-name="gr5" draw:text-style-name="P8" draw:layer="layout" svg:width="1.002cm" svg:height="0.607cm" svg:x="16.089cm" svg:y="23.23cm">
          <draw:text-box>
            <text:p text:style-name="P7"><text:span text:style-name="T2">yes</text:span></text:p>
          </draw:text-box>
        </draw:frame>
        <draw:custom-shape draw:style-name="gr2" draw:text-style-name="P4" draw:id="id12" draw:layer="layout" svg:width="2.4cm" svg:height="2.4cm" svg:x="18.915cm" svg:y="32.917cm">
          <text:p text:style-name="P3"><text:span text:style-name="T3">case = oth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11" draw:layer="layout" svg:x1="20.114cm" svg:y1="30.234cm" svg:x2="20.114cm" svg:y2="32.917cm" draw:start-shape="id11" draw:start-glue-point="6" draw:end-shape="id12" draw:end-glue-point="4">
          <text:p text:style-name="P7"/>
        </draw:connector>
        <draw:frame draw:style-name="gr5" draw:text-style-name="P8" draw:layer="layout" svg:width="0.858cm" svg:height="0.607cm" svg:x="20.549cm" svg:y="31.42cm">
          <draw:text-box>
            <text:p text:style-name="P7"><text:span text:style-name="T2">no</text:span></text:p>
          </draw:text-box>
        </draw:frame>
        <draw:connector draw:style-name="gr14" draw:text-style-name="P11" draw:layer="layout" draw:type="line" svg:x1="26.88cm" svg:y1="35.714cm" svg:x2="26.879cm" svg:y2="36.871cm" draw:start-shape="id13" draw:start-glue-point="2" draw:end-shape="id14" draw:end-glue-point="4">
          <text:p text:style-name="P7"/>
        </draw:connector>
        <draw:custom-shape draw:style-name="gr13" draw:text-style-name="P9" draw:id="id14" draw:layer="layout" svg:width="2.8cm" svg:height="0.7cm" svg:x="25.48cm" svg:y="36.871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11" draw:layer="layout" svg:x1="21.315cm" svg:y1="34.116cm" svg:x2="26.88cm" svg:y2="35.014cm" draw:start-shape="id12" draw:start-glue-point="7" draw:end-shape="id13" draw:end-glue-point="0">
          <text:p text:style-name="P7"/>
        </draw:connector>
        <draw:frame draw:style-name="gr5" draw:text-style-name="P8" draw:layer="layout" svg:width="1.002cm" svg:height="0.607cm" svg:x="23.164cm" svg:y="33.319cm">
          <draw:text-box>
            <text:p text:style-name="P7"><text:span text:style-name="T2">yes</text:span></text:p>
          </draw:text-box>
        </draw:frame>
        <draw:custom-shape draw:style-name="gr17" draw:text-style-name="P9" draw:id="id2" draw:layer="layout" svg:width="7.2cm" svg:height="0.7cm" svg:x="23.275cm" svg:y="19.519cm">
          <text:p text:style-name="P1"><text:span text:style-name="T1">Generator: </text:span><text:span text:style-name="T4">problem-datashee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id="id15" draw:layer="layout" svg:width="5.467cm" svg:height="2.485cm" svg:x="32.16cm" svg:y="17.669cm">
          <text:list text:style-name="L1">
            <text:list-item>
              <text:p text:style-name="P1"><text:span text:style-name="T2"/></text:p>
            </text:list-item>
          </text:list>
          <text:list text:style-name="L1">
            <text:list-item>
              <text:p text:style-name="P1"><text:span text:style-name="T2">Sets the following</text:span></text:p>
            </text:list-item>
          </text:list>
          <text:list text:style-name="L1">
            <text:list-item>
              <text:p text:style-name="P1"><text:span text:style-name="T2">sitemap 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user</text:span></text:p>
            </text:list-item>
          </text:list>
          <text:list text:style-name="L1">
            <text:list-item>
              <text:p text:style-name="P5"><text:span text:style-name="T2"><text:s/></text:span><text:span text:style-name="T2">problem</text:span></text:p>
            </text:list-item>
          </text:list>
          <text:list text:style-name="L1">
            <text:list-item>
              <text:p text:style-name="P5"><text:span text:style-name="T2"><text:s/></text:span><text:span text:style-name="T2">ref</text:span></text:p>
            </text:list-item>
          </text:list>
          <text:list text:style-name="L1">
            <text:list-item>
              <text:p text:style-name="P5"><text:span text:style-name="T2"><text:s/></text:span><text:span text:style-name="T2">with-correction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line" svg:x1="32.16cm" svg:y1="18.911cm" svg:x2="30.475cm" svg:y2="19.869cm" draw:start-shape="id15" draw:start-glue-point="5" draw:end-shape="id2" draw:end-glue-point="1">
          <text:p text:style-name="P7"/>
        </draw:connector>
        <draw:custom-shape draw:style-name="gr7" draw:text-style-name="P9" draw:id="id16" draw:layer="layout" svg:width="7.2cm" svg:height="0.803cm" svg:x="9.733cm" svg:y="26.071cm">
          <text:p text:style-name="P1"><text:span text:style-name="T1">Transformer: </text:span><text:span text:style-name="T4">xslt </text:span></text:p>
          <text:p text:style-name="P1"><text:span text:style-name="T4">(g_xsl_problem_correction</text:span><text:span text:style-name="T5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6" draw:layer="layout" draw:type="line" svg:x1="13.333cm" svg:y1="26.874cm" svg:x2="13.333cm" svg:y2="27.671cm" draw:start-shape="id16" draw:start-glue-point="2" draw:end-shape="id17" draw:end-glue-point="0">
          <text:p text:style-name="P7"/>
        </draw:connector>
        <draw:custom-shape draw:style-name="gr9" draw:text-style-name="P10" draw:id="id17" draw:layer="layout" svg:width="7.2cm" svg:height="0.7cm" svg:x="9.733cm" svg:y="27.671cm">
          <text:p text:style-name="P1"><text:span text:style-name="T1">Resource: </text:span><text:span text:style-name="T4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1" draw:layer="layout" draw:type="line" svg:x1="13.333cm" svg:y1="25.286cm" svg:x2="13.333cm" svg:y2="26.071cm" draw:start-shape="id8" draw:start-glue-point="2" draw:end-shape="id16" draw:end-glue-point="0">
          <text:p text:style-name="P7"/>
        </draw:connector>
        <draw:custom-shape draw:style-name="gr13" draw:text-style-name="P9" draw:id="id18" draw:layer="layout" svg:width="2.8cm" svg:height="0.7cm" svg:x="11.933cm" svg:y="29.051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1" draw:layer="layout" draw:type="line" svg:x1="13.333cm" svg:y1="28.371cm" svg:x2="13.332cm" svg:y2="29.051cm" draw:start-shape="id17" draw:start-glue-point="2" draw:end-shape="id18" draw:end-glue-point="4">
          <text:p text:style-name="P7"/>
        </draw:connector>
        <draw:custom-shape draw:style-name="gr17" draw:text-style-name="P9" draw:id="id8" draw:layer="layout" svg:width="7.2cm" svg:height="0.7cm" svg:x="9.733cm" svg:y="24.586cm">
          <text:p text:style-name="P1"><text:span text:style-name="T1">Generator: </text:span><text:span text:style-name="T4">problem-datashee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5.467cm" svg:height="2.485cm" svg:x="3.023cm" svg:y="22.664cm">
          <text:list text:style-name="L1">
            <text:list-item>
              <text:p text:style-name="P1"><text:span text:style-name="T2"/></text:p>
            </text:list-item>
          </text:list>
          <text:list text:style-name="L1">
            <text:list-item>
              <text:p text:style-name="P19"><text:span text:style-name="T2">Sets the following </text:span></text:p>
            </text:list-item>
          </text:list>
          <text:list text:style-name="L1">
            <text:list-item>
              <text:p text:style-name="P19"><text:span text:style-name="T2">sitemap 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problem</text:span></text:p>
            </text:list-item>
          </text:list>
          <text:list text:style-name="L1">
            <text:list-item>
              <text:p text:style-name="P5"><text:span text:style-name="T2"><text:s/></text:span><text:span text:style-name="T2">ref</text:span></text:p>
            </text:list-item>
          </text:list>
          <text:list text:style-name="L1">
            <text:list-item>
              <text:p text:style-name="P5"><text:span text:style-name="T2"><text:s/></text:span><text:span text:style-name="T2">with-correction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line" svg:x1="8.656cm" svg:y1="24.139cm" svg:x2="9.733cm" svg:y2="24.936cm" draw:end-shape="id8" draw:end-glue-point="3">
          <text:p text:style-name="P7"/>
        </draw:connector>
        <draw:custom-shape draw:style-name="gr2" draw:text-style-name="P17" draw:id="id11" draw:layer="layout" svg:width="2.4cm" svg:height="2.4cm" svg:x="18.915cm" svg:y="27.834cm">
          <text:p text:style-name="P3"><text:span text:style-name="T11">case = </text:span></text:p>
          <text:p text:style-name="P3"><text:span text:style-name="T11">student-not-</text:span></text:p>
          <text:p text:style-name="P3"><text:span text:style-name="T11">after-timefra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11" draw:layer="layout" svg:x1="20.135cm" svg:y1="25.137cm" svg:x2="20.114cm" svg:y2="27.834cm" draw:start-shape="id7" draw:start-glue-point="6" draw:end-shape="id11" draw:end-glue-point="4">
          <text:p text:style-name="P7"/>
        </draw:connector>
        <draw:frame draw:style-name="gr5" draw:text-style-name="P8" draw:layer="layout" svg:width="0.858cm" svg:height="0.607cm" svg:x="20.489cm" svg:y="26.163cm">
          <draw:text-box>
            <text:p text:style-name="P7"><text:span text:style-name="T2">no</text:span></text:p>
          </draw:text-box>
        </draw:frame>
        <draw:connector draw:style-name="gr11" draw:text-style-name="P11" draw:layer="layout" svg:x1="26.88cm" svg:y1="29.89cm" svg:x2="21.315cm" svg:y2="29.033cm" draw:start-shape="id19" draw:start-glue-point="0" draw:end-shape="id11" draw:end-glue-point="7">
          <text:p text:style-name="P7"/>
        </draw:connector>
        <draw:custom-shape draw:style-name="gr18" draw:text-style-name="P12" draw:id="id19" draw:layer="layout" svg:width="7.2cm" svg:height="0.7cm" svg:x="23.28cm" svg:y="29.89cm">
          <text:p text:style-name="P1"><text:span text:style-name="T1">Reader: </text:span><text:span text:style-name="T4">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0" draw:id="id20" draw:layer="layout" svg:width="3.835cm" svg:height="1.909cm" svg:x="32.16cm" svg:y="28.401cm">
          <text:list text:style-name="L1">
            <text:list-item>
              <text:p text:style-name="P19"><text:span text:style-name="T2">Adds the following</text:span></text:p>
            </text:list-item>
          </text:list>
          <text:list text:style-name="L1">
            <text:list-item>
              <text:p text:style-name="P19"><text:span text:style-name="T2">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string</text:span></text:p>
            </text:list-item>
          </text:list>
          <draw:enhanced-geometry svg:viewBox="0 0 21600 21600" draw:glue-points="10800 0 0 10800 10800 21600 21600 10800" draw:text-areas="0 0 21600 ?f11" draw:type="paper" draw:modifiers="18956.43744319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11" draw:layer="layout" draw:type="line" svg:x1="32.16cm" svg:y1="29.355cm" svg:x2="30.48cm" svg:y2="30.24cm" draw:start-shape="id20" draw:start-glue-point="5" draw:end-shape="id19" draw:end-glue-point="1">
          <text:p text:style-name="P7"/>
        </draw:connector>
        <draw:frame draw:style-name="gr5" draw:text-style-name="P8" draw:layer="layout" svg:width="1.002cm" svg:height="0.607cm" svg:x="23.172cm" svg:y="28.363cm">
          <draw:text-box>
            <text:p text:style-name="P7"><text:span text:style-name="T2">yes</text:span></text:p>
          </draw:text-box>
        </draw:frame>
        <draw:custom-shape draw:style-name="gr13" draw:text-style-name="P9" draw:id="id21" draw:layer="layout" svg:width="2.8cm" svg:height="0.7cm" svg:x="25.497cm" svg:y="31.239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1" draw:layer="layout" draw:type="line" svg:x1="26.88cm" svg:y1="30.59cm" svg:x2="26.896cm" svg:y2="31.239cm" draw:start-shape="id19" draw:start-glue-point="2" draw:end-shape="id21" draw:end-glue-point="4">
          <text:p text:style-name="P7"/>
        </draw:connector>
        <draw:custom-shape draw:style-name="gr18" draw:text-style-name="P12" draw:id="id13" draw:layer="layout" svg:width="7.2cm" svg:height="0.7cm" svg:x="23.28cm" svg:y="35.014cm">
          <text:p text:style-name="P1"><text:span text:style-name="T1">Reader: </text:span><text:span text:style-name="T4">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0" draw:id="id22" draw:layer="layout" svg:width="3.835cm" svg:height="1.909cm" svg:x="32.16cm" svg:y="33.497cm">
          <text:list text:style-name="L1">
            <text:list-item>
              <text:p text:style-name="P19"><text:span text:style-name="T2">Adds the following</text:span></text:p>
            </text:list-item>
          </text:list>
          <text:list text:style-name="L1">
            <text:list-item>
              <text:p text:style-name="P19"><text:span text:style-name="T2">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string</text:span></text:p>
            </text:list-item>
          </text:list>
          <draw:enhanced-geometry svg:viewBox="0 0 21600 21600" draw:glue-points="10800 0 0 10800 10800 21600 21600 10800" draw:text-areas="0 0 21600 ?f11" draw:type="paper" draw:modifiers="18956.43744319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11" draw:layer="layout" draw:type="line" svg:x1="32.16cm" svg:y1="34.451cm" svg:x2="30.48cm" svg:y2="35.364cm" draw:start-shape="id22" draw:start-glue-point="5" draw:end-shape="id13" draw:end-glue-point="1">
          <text:p text:style-name="P7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57cm" fo:margin-bottom="0.453cm" fo:margin-left="0.423cm" fo:margin-right="0.454cm" fo:page-width="42.012cm" fo:page-height="59.41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Marek Grudzinski</meta:initial-creator>
    <meta:creation-date>2007-08-21T14:35:36</meta:creation-date>
    <dc:creator>Marek Grudzinski</dc:creator>
    <dc:date>2007-08-21T14:58:33</dc:date>
    <dc:language>en-US</dc:language>
    <meta:editing-cycles>3</meta:editing-cycles>
    <meta:editing-duration>PT22M58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